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72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2.9839in"/>
    </style:style>
    <style:style style:name="co4" style:family="table-column">
      <style:table-column-properties fo:break-before="auto" style:column-width="1.0228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6791in"/>
    </style:style>
    <style:style style:name="co7" style:family="table-column">
      <style:table-column-properties fo:break-before="auto" style:column-width="0.5043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1H15M32.99S">
            <text:p>11:15:32.99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1H15M33.017S">
            <text:p>11:15:33.02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1H15M33.057S">
            <text:p>11:15:33.06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1H15M33.084S">
            <text:p>11:15:33.08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1H15M33.126S">
            <text:p>11:15:33.13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1H15M33.15S">
            <text:p>11:15:33.15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1H15M33.194S">
            <text:p>11:15:33.19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1H15M33.218S">
            <text:p>11:15:33.22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1H15M33.259S">
            <text:p>11:15:33.26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1H15M33.285S">
            <text:p>11:15:33.29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1H15M33.327S">
            <text:p>11:15:33.33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1H15M33.351S">
            <text:p>11:15:33.35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1H15M33.394S">
            <text:p>11:15:33.39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1H15M33.419S">
            <text:p>11:15:33.42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1H15M33.461S">
            <text:p>11:15:33.46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1H15M33.398S">
            <text:p>11:15:33.40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do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1H15M33.485S">
            <text:p>11:15:33.49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1H15M32.996S">
            <text:p>11:15:33.00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do</text:p>
          </table:table-cell>
          <table:table-cell office:value-type="float" office:value="505">
            <text:p>505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1H15M33.528S">
            <text:p>11:15:33.53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1H15M33.355S">
            <text:p>11:15:33.36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do</text:p>
          </table:table-cell>
          <table:table-cell office:value-type="float" office:value="187">
            <text:p>187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1H15M33.552S">
            <text:p>11:15:33.55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1H15M33.331S">
            <text:p>11:15:33.33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do</text:p>
          </table:table-cell>
          <table:table-cell office:value-type="float" office:value="251">
            <text:p>251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1H15M33.595S">
            <text:p>11:15:33.60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1H15M33.62S">
            <text:p>11:15:33.62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1H15M33.663S">
            <text:p>11:15:33.66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1H15M33.687S">
            <text:p>11:15:33.69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1H15M33.222S">
            <text:p>11:15:33.22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do</text:p>
          </table:table-cell>
          <table:table-cell office:value-type="float" office:value="485">
            <text:p>485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1H15M33.29S">
            <text:p>11:15:33.29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do</text:p>
          </table:table-cell>
          <table:table-cell office:value-type="float" office:value="430">
            <text:p>430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1H15M33.198S">
            <text:p>11:15:33.20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do</text:p>
          </table:table-cell>
          <table:table-cell office:value-type="float" office:value="533">
            <text:p>533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1H15M33.73S">
            <text:p>11:15:33.73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1H15M33.754S">
            <text:p>11:15:33.75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1H15M33.264S">
            <text:p>11:15:33.26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do</text:p>
          </table:table-cell>
          <table:table-cell office:value-type="float" office:value="516">
            <text:p>516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1H15M33.798S">
            <text:p>11:15:33.80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1H15M33.822S">
            <text:p>11:15:33.82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1H15M33.155S">
            <text:p>11:15:33.16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do</text:p>
          </table:table-cell>
          <table:table-cell office:value-type="float" office:value="687">
            <text:p>687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1H15M33.13S">
            <text:p>11:15:33.13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do</text:p>
          </table:table-cell>
          <table:table-cell office:value-type="float" office:value="725">
            <text:p>725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1H15M33.864S">
            <text:p>11:15:33.86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1H15M33.887S">
            <text:p>11:15:33.89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1H15M33.061S">
            <text:p>11:15:33.06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do</text:p>
          </table:table-cell>
          <table:table-cell office:value-type="float" office:value="849">
            <text:p>849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1H15M33.931S">
            <text:p>11:15:33.93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1H15M33.955S">
            <text:p>11:15:33.96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1H15M33.023S">
            <text:p>11:15:33.02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do</text:p>
          </table:table-cell>
          <table:table-cell office:value-type="float" office:value="984">
            <text:p>984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1H15M33.804S">
            <text:p>11:15:33.80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in.do</text:p>
          </table:table-cell>
          <table:table-cell office:value-type="float" office:value="242">
            <text:p>242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1H15M33.843S">
            <text:p>11:15:33.84</text:p>
          </table:table-cell>
          <table:table-cell office:value-type="string">
            <text:p>Information Sharing for User Participants 1-6</text:p>
          </table:table-cell>
          <table:table-cell office:value-type="string">
            <text:p>/;jsessionid=8950E2D367D406052CD72DBAD996E8B5</text:p>
          </table:table-cell>
          <table:table-cell office:value-type="float" office:value="228">
            <text:p>228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1H15M33.088S">
            <text:p>11:15:33.09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do</text:p>
          </table:table-cell>
          <table:table-cell office:value-type="float" office:value="993">
            <text:p>993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1H15M33.826S">
            <text:p>11:15:33.83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in.do</text:p>
          </table:table-cell>
          <table:table-cell office:value-type="float" office:value="269">
            <text:p>269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1H15M33.856S">
            <text:p>11:15:33.86</text:p>
          </table:table-cell>
          <table:table-cell office:value-type="string">
            <text:p>Information Sharing for User Participants 1-5</text:p>
          </table:table-cell>
          <table:table-cell office:value-type="string">
            <text:p>/;jsessionid=8950E2D367D406052CD72DBAD996E8B5</text:p>
          </table:table-cell>
          <table:table-cell office:value-type="float" office:value="300">
            <text:p>300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1H15M33.781S">
            <text:p>11:15:33.78</text:p>
          </table:table-cell>
          <table:table-cell office:value-type="string">
            <text:p>Information Sharing for User Participants 1-9</text:p>
          </table:table-cell>
          <table:table-cell office:value-type="string">
            <text:p>/;jsessionid=8950E2D367D406052CD72DBAD996E8B5</text:p>
          </table:table-cell>
          <table:table-cell office:value-type="float" office:value="388">
            <text:p>388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1H15M33.759S">
            <text:p>11:15:33.76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in.do</text:p>
          </table:table-cell>
          <table:table-cell office:value-type="float" office:value="422">
            <text:p>422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1H15M33.732S">
            <text:p>11:15:33.73</text:p>
          </table:table-cell>
          <table:table-cell office:value-type="string">
            <text:p>Information Sharing for User Participants 1-7</text:p>
          </table:table-cell>
          <table:table-cell office:value-type="string">
            <text:p>/;jsessionid=8950E2D367D406052CD72DBAD996E8B5</text:p>
          </table:table-cell>
          <table:table-cell office:value-type="float" office:value="545">
            <text:p>545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1H15M33.708S">
            <text:p>11:15:33.71</text:p>
          </table:table-cell>
          <table:table-cell office:value-type="string">
            <text:p>Information Sharing for User Participants 1-8</text:p>
          </table:table-cell>
          <table:table-cell office:value-type="string">
            <text:p>/;jsessionid=8950E2D367D406052CD72DBAD996E8B5</text:p>
          </table:table-cell>
          <table:table-cell office:value-type="float" office:value="608">
            <text:p>608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1H15M33.721S">
            <text:p>11:15:33.72</text:p>
          </table:table-cell>
          <table:table-cell office:value-type="string">
            <text:p>Information Sharing for User Participants 1-10</text:p>
          </table:table-cell>
          <table:table-cell office:value-type="string">
            <text:p>/;jsessionid=8950E2D367D406052CD72DBAD996E8B5</text:p>
          </table:table-cell>
          <table:table-cell office:value-type="float" office:value="608">
            <text:p>60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1H15M33.624S">
            <text:p>11:15:33.62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do</text:p>
          </table:table-cell>
          <table:table-cell office:value-type="float" office:value="753">
            <text:p>753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1H15M33.692S">
            <text:p>11:15:33.69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in.do</text:p>
          </table:table-cell>
          <table:table-cell office:value-type="float" office:value="705">
            <text:p>705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1H15M33.737S">
            <text:p>11:15:33.74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in.do</text:p>
          </table:table-cell>
          <table:table-cell office:value-type="float" office:value="673">
            <text:p>673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1H15M33.667S">
            <text:p>11:15:33.67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in.do</text:p>
          </table:table-cell>
          <table:table-cell office:value-type="float" office:value="757">
            <text:p>757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1H15M33.583S">
            <text:p>11:15:33.58</text:p>
          </table:table-cell>
          <table:table-cell office:value-type="string">
            <text:p>Information Sharing for User Participants 1-11</text:p>
          </table:table-cell>
          <table:table-cell office:value-type="string">
            <text:p>/;jsessionid=8950E2D367D406052CD72DBAD996E8B5</text:p>
          </table:table-cell>
          <table:table-cell office:value-type="float" office:value="903">
            <text:p>90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1H15M33.599S">
            <text:p>11:15:33.60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do</text:p>
          </table:table-cell>
          <table:table-cell office:value-type="float" office:value="901">
            <text:p>901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1H15M33.543S">
            <text:p>11:15:33.54</text:p>
          </table:table-cell>
          <table:table-cell office:value-type="string">
            <text:p>Information Sharing for User Participants 1-12</text:p>
          </table:table-cell>
          <table:table-cell office:value-type="string">
            <text:p>/;jsessionid=8950E2D367D406052CD72DBAD996E8B5</text:p>
          </table:table-cell>
          <table:table-cell office:value-type="float" office:value="1053">
            <text:p>105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1H15M33.532S">
            <text:p>11:15:33.53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do</text:p>
          </table:table-cell>
          <table:table-cell office:value-type="float" office:value="1077">
            <text:p>1077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1H15M33.502S">
            <text:p>11:15:33.50</text:p>
          </table:table-cell>
          <table:table-cell office:value-type="string">
            <text:p>Information Sharing for User Participants 1-1</text:p>
          </table:table-cell>
          <table:table-cell office:value-type="string">
            <text:p>/;jsessionid=8950E2D367D406052CD72DBAD996E8B5</text:p>
          </table:table-cell>
          <table:table-cell office:value-type="float" office:value="1159">
            <text:p>1159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1H15M33.556S">
            <text:p>11:15:33.56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do</text:p>
          </table:table-cell>
          <table:table-cell office:value-type="float" office:value="1117">
            <text:p>1117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1H15M33.487S">
            <text:p>11:15:33.49</text:p>
          </table:table-cell>
          <table:table-cell office:value-type="string">
            <text:p>Information Sharing for User Participants 1-13</text:p>
          </table:table-cell>
          <table:table-cell office:value-type="string">
            <text:p>/;jsessionid=8950E2D367D406052CD72DBAD996E8B5</text:p>
          </table:table-cell>
          <table:table-cell office:value-type="float" office:value="1253">
            <text:p>125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1H15M33.489S">
            <text:p>11:15:33.49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do</text:p>
          </table:table-cell>
          <table:table-cell office:value-type="float" office:value="1264">
            <text:p>1264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1H15M33.465S">
            <text:p>11:15:33.47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do</text:p>
          </table:table-cell>
          <table:table-cell office:value-type="float" office:value="1297">
            <text:p>1297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1H15M34.674S">
            <text:p>11:15:34.67</text:p>
          </table:table-cell>
          <table:table-cell office:value-type="string">
            <text:p>Information Sharing for User Participants 1-18</text:p>
          </table:table-cell>
          <table:table-cell office:value-type="string">
            <text:p>/;jsessionid=8950E2D367D406052CD72DBAD996E8B5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1H15M34.662S">
            <text:p>11:15:34.66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399">
            <text:p>399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1H15M34.61S">
            <text:p>11:15:34.61</text:p>
          </table:table-cell>
          <table:table-cell office:value-type="string">
            <text:p>Information Sharing for User Participants 1-17</text:p>
          </table:table-cell>
          <table:table-cell office:value-type="string">
            <text:p>/;jsessionid=8950E2D367D406052CD72DBAD996E8B5</text:p>
          </table:table-cell>
          <table:table-cell office:value-type="float" office:value="463">
            <text:p>46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1H15M35.062S">
            <text:p>11:15:35.06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32002">
            <text:p>32002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1H15M34.597S">
            <text:p>11:15:34.60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490">
            <text:p>49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1H15M34.501S">
            <text:p>11:15:34.50</text:p>
          </table:table-cell>
          <table:table-cell office:value-type="string">
            <text:p>Information Sharing for User Participants 1-19</text:p>
          </table:table-cell>
          <table:table-cell office:value-type="string">
            <text:p>/;jsessionid=8950E2D367D406052CD72DBAD996E8B5</text:p>
          </table:table-cell>
          <table:table-cell office:value-type="float" office:value="601">
            <text:p>60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1H15M34.488S">
            <text:p>11:15:34.49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631">
            <text:p>63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1H15M35.088S">
            <text:p>11:15:35.09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32003">
            <text:p>32003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1H15M34.425S">
            <text:p>11:15:34.43</text:p>
          </table:table-cell>
          <table:table-cell office:value-type="string">
            <text:p>Information Sharing for User Participants 1-21</text:p>
          </table:table-cell>
          <table:table-cell office:value-type="string">
            <text:p>/;jsessionid=8950E2D367D406052CD72DBAD996E8B5</text:p>
          </table:table-cell>
          <table:table-cell office:value-type="float" office:value="704">
            <text:p>70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1H15M34.399S">
            <text:p>11:15:34.40</text:p>
          </table:table-cell>
          <table:table-cell office:value-type="string">
            <text:p>Information Sharing for User Participants 1-22</text:p>
          </table:table-cell>
          <table:table-cell office:value-type="string">
            <text:p>/;jsessionid=8950E2D367D406052CD72DBAD996E8B5</text:p>
          </table:table-cell>
          <table:table-cell office:value-type="float" office:value="762">
            <text:p>76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1H15M34.33S">
            <text:p>11:15:34.33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847">
            <text:p>84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1H15M34.378S">
            <text:p>11:15:34.38</text:p>
          </table:table-cell>
          <table:table-cell office:value-type="string">
            <text:p>Information Sharing for User Participants 1-20</text:p>
          </table:table-cell>
          <table:table-cell office:value-type="string">
            <text:p>/;jsessionid=8950E2D367D406052CD72DBAD996E8B5</text:p>
          </table:table-cell>
          <table:table-cell office:value-type="float" office:value="802">
            <text:p>80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1H15M34.317S">
            <text:p>11:15:34.32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869">
            <text:p>869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1H15M35.178S">
            <text:p>11:15:35.18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32003">
            <text:p>32003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1H15M34.411S">
            <text:p>11:15:34.41</text:p>
          </table:table-cell>
          <table:table-cell office:value-type="string">
            <text:p>Information Sharing for User Participants 1-23</text:p>
          </table:table-cell>
          <table:table-cell office:value-type="string">
            <text:p>/;jsessionid=8950E2D367D406052CD72DBAD996E8B5</text:p>
          </table:table-cell>
          <table:table-cell office:value-type="float" office:value="813">
            <text:p>81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1H15M35.12S">
            <text:p>11:15:35.12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32003">
            <text:p>32003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1H15M34.278S">
            <text:p>11:15:34.28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956">
            <text:p>956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1H15M34.182S">
            <text:p>11:15:34.18</text:p>
          </table:table-cell>
          <table:table-cell office:value-type="string">
            <text:p>Information Sharing for User Participants 1-24</text:p>
          </table:table-cell>
          <table:table-cell office:value-type="string">
            <text:p>/;jsessionid=8950E2D367D406052CD72DBAD996E8B5</text:p>
          </table:table-cell>
          <table:table-cell office:value-type="float" office:value="1082">
            <text:p>108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1H15M35.187S">
            <text:p>11:15:35.19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32001">
            <text:p>32001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1H15M34.157S">
            <text:p>11:15:34.16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1132">
            <text:p>1132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1H15M34.17S">
            <text:p>11:15:34.17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1123">
            <text:p>1123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1H15M35.235S">
            <text:p>11:15:35.24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32001">
            <text:p>32001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1H15M34.096S">
            <text:p>11:15:34.10</text:p>
          </table:table-cell>
          <table:table-cell office:value-type="string">
            <text:p>Information Sharing for User Participants 1-26</text:p>
          </table:table-cell>
          <table:table-cell office:value-type="string">
            <text:p>/;jsessionid=8950E2D367D406052CD72DBAD996E8B5</text:p>
          </table:table-cell>
          <table:table-cell office:value-type="float" office:value="1223">
            <text:p>122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1H15M34.082S">
            <text:p>11:15:34.08</text:p>
          </table:table-cell>
          <table:table-cell office:value-type="string">
            <text:p>Information Sharing for User Participants 1-4</text:p>
          </table:table-cell>
          <table:table-cell office:value-type="string">
            <text:p>/;jsessionid=8950E2D367D406052CD72DBAD996E8B5</text:p>
          </table:table-cell>
          <table:table-cell office:value-type="float" office:value="1258">
            <text:p>1258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1H15M34.072S">
            <text:p>11:15:34.07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1289">
            <text:p>1289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1H15M35.29S">
            <text:p>11:15:35.29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32001">
            <text:p>32001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1H15M35.294S">
            <text:p>11:15:35.29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32001">
            <text:p>32001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1H15M34.047S">
            <text:p>11:15:34.05</text:p>
          </table:table-cell>
          <table:table-cell office:value-type="string">
            <text:p>Information Sharing for User Participants 1-25</text:p>
          </table:table-cell>
          <table:table-cell office:value-type="string">
            <text:p>/;jsessionid=8950E2D367D406052CD72DBAD996E8B5</text:p>
          </table:table-cell>
          <table:table-cell office:value-type="float" office:value="1337">
            <text:p>133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1H15M35.362S">
            <text:p>11:15:35.36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32001">
            <text:p>32001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1H15M34.009S">
            <text:p>11:15:34.01</text:p>
          </table:table-cell>
          <table:table-cell office:value-type="string">
            <text:p>Information Sharing for User Participants 1-2</text:p>
          </table:table-cell>
          <table:table-cell office:value-type="string">
            <text:p>/;jsessionid=8950E2D367D406052CD72DBAD996E8B5</text:p>
          </table:table-cell>
          <table:table-cell office:value-type="float" office:value="1451">
            <text:p>1451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1H15M33.959S">
            <text:p>11:15:33.96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in.do</text:p>
          </table:table-cell>
          <table:table-cell office:value-type="float" office:value="1521">
            <text:p>1521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1H15M33.94S">
            <text:p>11:15:33.94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in.do</text:p>
          </table:table-cell>
          <table:table-cell office:value-type="float" office:value="1559">
            <text:p>1559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1H15M33.94S">
            <text:p>11:15:33.94</text:p>
          </table:table-cell>
          <table:table-cell office:value-type="string">
            <text:p>Information Sharing for User Participants 1-3</text:p>
          </table:table-cell>
          <table:table-cell office:value-type="string">
            <text:p>/;jsessionid=8950E2D367D406052CD72DBAD996E8B5</text:p>
          </table:table-cell>
          <table:table-cell office:value-type="float" office:value="1625">
            <text:p>1625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1H15M34.763S">
            <text:p>11:15:34.76</text:p>
          </table:table-cell>
          <table:table-cell office:value-type="string">
            <text:p>Information Sharing for User Participants 1-15</text:p>
          </table:table-cell>
          <table:table-cell office:value-type="string">
            <text:p>/;jsessionid=8950E2D367D406052CD72DBAD996E8B5</text:p>
          </table:table-cell>
          <table:table-cell office:value-type="float" office:value="834">
            <text:p>83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1H15M33.424S">
            <text:p>11:15:33.42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do</text:p>
          </table:table-cell>
          <table:table-cell office:value-type="float" office:value="2176">
            <text:p>2176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1H15M33.892S">
            <text:p>11:15:33.89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in.do</text:p>
          </table:table-cell>
          <table:table-cell office:value-type="float" office:value="1771">
            <text:p>1771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1H15M35.075S">
            <text:p>11:15:35.08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635">
            <text:p>63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1H15M35.711S">
            <text:p>11:15:35.71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32002">
            <text:p>32002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1H15M35.103S">
            <text:p>11:15:35.10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637">
            <text:p>63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1H15M35.744S">
            <text:p>11:15:35.74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32002">
            <text:p>32002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1H15M35.266S">
            <text:p>11:15:35.27</text:p>
          </table:table-cell>
          <table:table-cell office:value-type="string">
            <text:p>Information Sharing for User Participants 1-24</text:p>
          </table:table-cell>
          <table:table-cell office:value-type="string">
            <text:p>/home</text:p>
          </table:table-cell>
          <table:table-cell office:value-type="float" office:value="566">
            <text:p>56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1H15M35.834S">
            <text:p>11:15:35.83</text:p>
          </table:table-cell>
          <table:table-cell office:value-type="string">
            <text:p>Information Sharing for User Participants 1-24</text:p>
          </table:table-cell>
          <table:table-cell office:value-type="string">
            <text:p>/participants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32002">
            <text:p>32002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1H15M35.32S">
            <text:p>11:15:35.32</text:p>
          </table:table-cell>
          <table:table-cell office:value-type="string">
            <text:p>Information Sharing for User Participants 1-26</text:p>
          </table:table-cell>
          <table:table-cell office:value-type="string">
            <text:p>/home</text:p>
          </table:table-cell>
          <table:table-cell office:value-type="float" office:value="549">
            <text:p>54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1H15M35.87S">
            <text:p>11:15:35.87</text:p>
          </table:table-cell>
          <table:table-cell office:value-type="string">
            <text:p>Information Sharing for User Participants 1-26</text:p>
          </table:table-cell>
          <table:table-cell office:value-type="string">
            <text:p>/participants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32002">
            <text:p>32002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1H15M35.482S">
            <text:p>11:15:35.48</text:p>
          </table:table-cell>
          <table:table-cell office:value-type="string">
            <text:p>Information Sharing for User Participants 1-30</text:p>
          </table:table-cell>
          <table:table-cell office:value-type="string">
            <text:p>/;jsessionid=8950E2D367D406052CD72DBAD996E8B5</text:p>
          </table:table-cell>
          <table:table-cell office:value-type="float" office:value="480">
            <text:p>48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1H15M35.461S">
            <text:p>11:15:35.46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520">
            <text:p>520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1H15M35.342S">
            <text:p>11:15:35.34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667">
            <text:p>667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1H15M35.385S">
            <text:p>11:15:35.39</text:p>
          </table:table-cell>
          <table:table-cell office:value-type="string">
            <text:p>Information Sharing for User Participants 1-25</text:p>
          </table:table-cell>
          <table:table-cell office:value-type="string">
            <text:p>/home</text:p>
          </table:table-cell>
          <table:table-cell office:value-type="float" office:value="651">
            <text:p>65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1H15M35.225S">
            <text:p>11:15:35.23</text:p>
          </table:table-cell>
          <table:table-cell office:value-type="string">
            <text:p>Information Sharing for User Participants 1-23</text:p>
          </table:table-cell>
          <table:table-cell office:value-type="string">
            <text:p>/home</text:p>
          </table:table-cell>
          <table:table-cell office:value-type="float" office:value="833">
            <text:p>83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1H15M35.182S">
            <text:p>11:15:35.18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906">
            <text:p>90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1H15M35.983S">
            <text:p>11:15:35.98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32001">
            <text:p>32001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1H15M35.162S">
            <text:p>11:15:35.16</text:p>
          </table:table-cell>
          <table:table-cell office:value-type="string">
            <text:p>Information Sharing for User Participants 1-22</text:p>
          </table:table-cell>
          <table:table-cell office:value-type="string">
            <text:p>/home</text:p>
          </table:table-cell>
          <table:table-cell office:value-type="float" office:value="947">
            <text:p>94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1H15M35.13S">
            <text:p>11:15:35.13</text:p>
          </table:table-cell>
          <table:table-cell office:value-type="string">
            <text:p>Information Sharing for User Participants 1-21</text:p>
          </table:table-cell>
          <table:table-cell office:value-type="string">
            <text:p>/home</text:p>
          </table:table-cell>
          <table:table-cell office:value-type="float" office:value="996">
            <text:p>99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1H15M36.037S">
            <text:p>11:15:36.04</text:p>
          </table:table-cell>
          <table:table-cell office:value-type="string">
            <text:p>Information Sharing for User Participants 1-25</text:p>
          </table:table-cell>
          <table:table-cell office:value-type="string">
            <text:p>/participants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32002">
            <text:p>32002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1H15M36.06S">
            <text:p>11:15:36.06</text:p>
          </table:table-cell>
          <table:table-cell office:value-type="string">
            <text:p>Information Sharing for User Participants 1-23</text:p>
          </table:table-cell>
          <table:table-cell office:value-type="string">
            <text:p>/participants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32002">
            <text:p>32002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1H15M36.089S">
            <text:p>11:15:36.09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32002">
            <text:p>32002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1H15M36.011S">
            <text:p>11:15:36.01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32001">
            <text:p>32001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1H15M35.664S">
            <text:p>11:15:35.66</text:p>
          </table:table-cell>
          <table:table-cell office:value-type="string">
            <text:p>Information Sharing for User Participants 1-28</text:p>
          </table:table-cell>
          <table:table-cell office:value-type="string">
            <text:p>/;jsessionid=8950E2D367D406052CD72DBAD996E8B5</text:p>
          </table:table-cell>
          <table:table-cell office:value-type="float" office:value="536">
            <text:p>53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1H15M36.127S">
            <text:p>11:15:36.13</text:p>
          </table:table-cell>
          <table:table-cell office:value-type="string">
            <text:p>Information Sharing for User Participants 1-21</text:p>
          </table:table-cell>
          <table:table-cell office:value-type="string">
            <text:p>/participants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32002">
            <text:p>32002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1H15M34.741S">
            <text:p>11:15:34.74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1495">
            <text:p>149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1H15M34.774S">
            <text:p>11:15:34.77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1467">
            <text:p>146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1H15M34.755S">
            <text:p>11:15:34.76</text:p>
          </table:table-cell>
          <table:table-cell office:value-type="string">
            <text:p>Information Sharing for User Participants 1-16</text:p>
          </table:table-cell>
          <table:table-cell office:value-type="string">
            <text:p>/;jsessionid=8950E2D367D406052CD72DBAD996E8B5</text:p>
          </table:table-cell>
          <table:table-cell office:value-type="float" office:value="1497">
            <text:p>149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1H15M36.111S">
            <text:p>11:15:36.11</text:p>
          </table:table-cell>
          <table:table-cell office:value-type="string">
            <text:p>Information Sharing for User Participants 1-22</text:p>
          </table:table-cell>
          <table:table-cell office:value-type="string">
            <text:p>/participants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32002">
            <text:p>32002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1H15M36.237S">
            <text:p>11:15:36.24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32003">
            <text:p>32003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1H15M35.5S">
            <text:p>11:15:35.50</text:p>
          </table:table-cell>
          <table:table-cell office:value-type="string">
            <text:p>Information Sharing for User Participants 1-29</text:p>
          </table:table-cell>
          <table:table-cell office:value-type="string">
            <text:p>/;jsessionid=8950E2D367D406052CD72DBAD996E8B5</text:p>
          </table:table-cell>
          <table:table-cell office:value-type="float" office:value="821">
            <text:p>82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1H15M36.242S">
            <text:p>11:15:36.24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32002">
            <text:p>32002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1H15M35.598S">
            <text:p>11:15:35.60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746">
            <text:p>74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1H15M36.346S">
            <text:p>11:15:36.35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32003">
            <text:p>32003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1H15M35.601S">
            <text:p>11:15:35.60</text:p>
          </table:table-cell>
          <table:table-cell office:value-type="string">
            <text:p>Information Sharing for User Participants 1-14</text:p>
          </table:table-cell>
          <table:table-cell office:value-type="string">
            <text:p>/;jsessionid=8950E2D367D406052CD72DBAD996E8B5</text:p>
          </table:table-cell>
          <table:table-cell office:value-type="float" office:value="785">
            <text:p>78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1H15M33.868S">
            <text:p>11:15:33.87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in.do</text:p>
          </table:table-cell>
          <table:table-cell office:value-type="float" office:value="2553">
            <text:p>2553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1H15M35.964S">
            <text:p>11:15:35.96</text:p>
          </table:table-cell>
          <table:table-cell office:value-type="string">
            <text:p>Information Sharing for User Participants 1-30</text:p>
          </table:table-cell>
          <table:table-cell office:value-type="string">
            <text:p>/home</text:p>
          </table:table-cell>
          <table:table-cell office:value-type="float" office:value="469">
            <text:p>46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1H15M36.434S">
            <text:p>11:15:36.43</text:p>
          </table:table-cell>
          <table:table-cell office:value-type="string">
            <text:p>Information Sharing for User Participants 1-30</text:p>
          </table:table-cell>
          <table:table-cell office:value-type="string">
            <text:p>/participants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32002">
            <text:p>32002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1H15M36.202S">
            <text:p>11:15:36.20</text:p>
          </table:table-cell>
          <table:table-cell office:value-type="string">
            <text:p>Information Sharing for User Participants 1-28</text:p>
          </table:table-cell>
          <table:table-cell office:value-type="string">
            <text:p>/home</text:p>
          </table:table-cell>
          <table:table-cell office:value-type="float" office:value="263">
            <text:p>26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1H15M36.253S">
            <text:p>11:15:36.25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234">
            <text:p>23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1H15M36.322S">
            <text:p>11:15:36.32</text:p>
          </table:table-cell>
          <table:table-cell office:value-type="string">
            <text:p>Information Sharing for User Participants 1-29</text:p>
          </table:table-cell>
          <table:table-cell office:value-type="string">
            <text:p>/home</text:p>
          </table:table-cell>
          <table:table-cell office:value-type="float" office:value="190">
            <text:p>19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1H15M36.466S">
            <text:p>11:15:36.47</text:p>
          </table:table-cell>
          <table:table-cell office:value-type="string">
            <text:p>Information Sharing for User Participants 1-28</text:p>
          </table:table-cell>
          <table:table-cell office:value-type="string">
            <text:p>/participants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32002">
            <text:p>32002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1H15M35.566S">
            <text:p>11:15:35.57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977">
            <text:p>977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1H15M36.488S">
            <text:p>11:15:36.49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32003">
            <text:p>32003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1H15M36.387S">
            <text:p>11:15:36.39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164">
            <text:p>16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1H15M36.514S">
            <text:p>11:15:36.51</text:p>
          </table:table-cell>
          <table:table-cell office:value-type="string">
            <text:p>Information Sharing for User Participants 1-29</text:p>
          </table:table-cell>
          <table:table-cell office:value-type="string">
            <text:p>/participants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32002">
            <text:p>32002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1H15M36.544S">
            <text:p>11:15:36.54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32001">
            <text:p>32001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1H15M36.423S">
            <text:p>11:15:36.42</text:p>
          </table:table-cell>
          <table:table-cell office:value-type="string">
            <text:p>Information Sharing for User Participants 1-27</text:p>
          </table:table-cell>
          <table:table-cell office:value-type="string">
            <text:p>/;jsessionid=8950E2D367D406052CD72DBAD996E8B5</text:p>
          </table:table-cell>
          <table:table-cell office:value-type="float" office:value="167">
            <text:p>16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1H15M36.553S">
            <text:p>11:15:36.55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32003">
            <text:p>32003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1H15M36.592S">
            <text:p>11:15:36.59</text:p>
          </table:table-cell>
          <table:table-cell office:value-type="string">
            <text:p>Information Sharing for User Participants 1-27</text:p>
          </table:table-cell>
          <table:table-cell office:value-type="string">
            <text:p>/home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1H15M36.629S">
            <text:p>11:15:36.63</text:p>
          </table:table-cell>
          <table:table-cell office:value-type="string">
            <text:p>Information Sharing for User Participants 1-27</text:p>
          </table:table-cell>
          <table:table-cell office:value-type="string">
            <text:p>/participants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32002">
            <text:p>32002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1H15M36.16S">
            <text:p>11:15:36.16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2178">
            <text:p>2178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1H15M35.215S">
            <text:p>11:15:35.22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3142">
            <text:p>3142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1H15M35.125S">
            <text:p>11:15:35.13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3238">
            <text:p>3238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1H15M36.288S">
            <text:p>11:15:36.29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2077">
            <text:p>2077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1H15M35.379S">
            <text:p>11:15:35.38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2995">
            <text:p>2995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1H15M36.232S">
            <text:p>11:15:36.23</text:p>
          </table:table-cell>
          <table:table-cell office:value-type="string">
            <text:p>Information Sharing for User Participants 1-21</text:p>
          </table:table-cell>
          <table:table-cell office:value-type="string">
            <text:p>/participants</text:p>
          </table:table-cell>
          <table:table-cell office:value-type="float" office:value="2147">
            <text:p>2147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1H15M38.339S">
            <text:p>11:15:38.34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1H15M35.381S">
            <text:p>11:15:35.38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3016">
            <text:p>3016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1H15M38.387S">
            <text:p>11:15:38.39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1H15M38.405S">
            <text:p>11:15:38.41</text:p>
          </table:table-cell>
          <table:table-cell office:value-type="string">
            <text:p>Information Sharing for User Participants 1-4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1H15M38.409S">
            <text:p>11:15:38.41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1H15M38.365S">
            <text:p>11:15:38.37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1H15M38.441S">
            <text:p>11:15:38.44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1H15M38.45S">
            <text:p>11:15:38.45</text:p>
          </table:table-cell>
          <table:table-cell office:value-type="string">
            <text:p>Information Sharing for User Participants 1-12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1H15M38.454S">
            <text:p>11:15:38.45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1H15M36.549S">
            <text:p>11:15:36.55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1908">
            <text:p>1908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1H15M38.367S">
            <text:p>11:15:38.37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1H15M38.47S">
            <text:p>11:15:38.47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1H15M38.478S">
            <text:p>11:15:38.48</text:p>
          </table:table-cell>
          <table:table-cell office:value-type="string">
            <text:p>Information Sharing for User Participants 1-13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1H15M38.483S">
            <text:p>11:15:38.48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1H15M35.788S">
            <text:p>11:15:35.79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2709">
            <text:p>2709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1H15M36.156S">
            <text:p>11:15:36.16</text:p>
          </table:table-cell>
          <table:table-cell office:value-type="string">
            <text:p>Information Sharing for User Participants 1-23</text:p>
          </table:table-cell>
          <table:table-cell office:value-type="string">
            <text:p>/participants</text:p>
          </table:table-cell>
          <table:table-cell office:value-type="float" office:value="2355">
            <text:p>2355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1H15M38.381S">
            <text:p>11:15:38.38</text:p>
          </table:table-cell>
          <table:table-cell office:value-type="string">
            <text:p>Information Sharing for User Participants 1-21</text:p>
          </table:table-cell>
          <table:table-cell office:value-type="string">
            <text:p>/home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1H15M35.084S">
            <text:p>11:15:35.08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3439">
            <text:p>3439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1H15M38.399S">
            <text:p>11:15:38.40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1H15M36.333S">
            <text:p>11:15:36.33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2198">
            <text:p>2198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1H15M35.31S">
            <text:p>11:15:35.31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3239">
            <text:p>3239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1H15M38.523S">
            <text:p>11:15:38.52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out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1H15M38.359S">
            <text:p>11:15:38.36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197">
            <text:p>19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1H15M36.262S">
            <text:p>11:15:36.26</text:p>
          </table:table-cell>
          <table:table-cell office:value-type="string">
            <text:p>Information Sharing for User Participants 1-22</text:p>
          </table:table-cell>
          <table:table-cell office:value-type="string">
            <text:p>/participants</text:p>
          </table:table-cell>
          <table:table-cell office:value-type="float" office:value="2297">
            <text:p>2297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1H15M36.159S">
            <text:p>11:15:36.16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2403">
            <text:p>2403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1H15M38.532S">
            <text:p>11:15:38.53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out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1H15M36.093S">
            <text:p>11:15:36.09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2483">
            <text:p>2483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1H15M38.558S">
            <text:p>11:15:38.56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out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1H15M36.381S">
            <text:p>11:15:36.38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2206">
            <text:p>2206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1H15M38.584S">
            <text:p>11:15:38.58</text:p>
          </table:table-cell>
          <table:table-cell office:value-type="string">
            <text:p>Information Sharing for User Participants 1-10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1H15M38.556S">
            <text:p>11:15:38.56</text:p>
          </table:table-cell>
          <table:table-cell office:value-type="string">
            <text:p>Information Sharing for User Participants 1-21</text:p>
          </table:table-cell>
          <table:table-cell office:value-type="string">
            <text:p>/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1H15M35.276S">
            <text:p>11:15:35.28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3317">
            <text:p>3317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1H15M38.577S">
            <text:p>11:15:38.58</text:p>
          </table:table-cell>
          <table:table-cell office:value-type="string">
            <text:p>Information Sharing for User Participants 1-9</text:p>
          </table:table-cell>
          <table:table-cell office:value-type="string">
            <text:p>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1H15M38.59S">
            <text:p>11:15:38.59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1H15M38.589S">
            <text:p>11:15:38.59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1H15M35.913S">
            <text:p>11:15:35.91</text:p>
          </table:table-cell>
          <table:table-cell office:value-type="string">
            <text:p>Information Sharing for User Participants 1-26</text:p>
          </table:table-cell>
          <table:table-cell office:value-type="string">
            <text:p>/participants</text:p>
          </table:table-cell>
          <table:table-cell office:value-type="float" office:value="2691">
            <text:p>2691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1H15M36.533S">
            <text:p>11:15:36.53</text:p>
          </table:table-cell>
          <table:table-cell office:value-type="string">
            <text:p>Information Sharing for User Participants 1-28</text:p>
          </table:table-cell>
          <table:table-cell office:value-type="string">
            <text:p>/participants</text:p>
          </table:table-cell>
          <table:table-cell office:value-type="float" office:value="2074">
            <text:p>2074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1H15M38.46S">
            <text:p>11:15:38.46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155">
            <text:p>15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1H15M38.61S">
            <text:p>11:15:38.61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1H15M38.376S">
            <text:p>11:15:38.38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245">
            <text:p>245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1H15M35.228S">
            <text:p>11:15:35.23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3399">
            <text:p>3399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1H15M38.617S">
            <text:p>11:15:38.62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1H15M35.854S">
            <text:p>11:15:35.85</text:p>
          </table:table-cell>
          <table:table-cell office:value-type="string">
            <text:p>Information Sharing for User Participants 1-24</text:p>
          </table:table-cell>
          <table:table-cell office:value-type="string">
            <text:p>/participants</text:p>
          </table:table-cell>
          <table:table-cell office:value-type="float" office:value="2780">
            <text:p>2780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1H15M38.633S">
            <text:p>11:15:38.63</text:p>
          </table:table-cell>
          <table:table-cell office:value-type="string">
            <text:p>Information Sharing for User Participants 1-1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time" office:time-value="PT11H15M38.622S">
            <text:p>11:15:38.62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time" office:time-value="PT11H15M38.639S">
            <text:p>11:15:38.64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time" office:time-value="PT11H15M36.463S">
            <text:p>11:15:36.46</text:p>
          </table:table-cell>
          <table:table-cell office:value-type="string">
            <text:p>Information Sharing for User Participants 1-30</text:p>
          </table:table-cell>
          <table:table-cell office:value-type="string">
            <text:p>/participants</text:p>
          </table:table-cell>
          <table:table-cell office:value-type="float" office:value="2183">
            <text:p>2183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time" office:time-value="PT11H15M38.639S">
            <text:p>11:15:38.64</text:p>
          </table:table-cell>
          <table:table-cell office:value-type="string">
            <text:p>Information Sharing for User Participants 1-5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time" office:time-value="PT11H15M38.65S">
            <text:p>11:15:38.65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time" office:time-value="PT11H15M35.41S">
            <text:p>11:15:35.41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3246">
            <text:p>3246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time" office:time-value="PT11H15M35.739S">
            <text:p>11:15:35.74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2922">
            <text:p>2922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time" office:time-value="PT11H15M36.141S">
            <text:p>11:15:36.14</text:p>
          </table:table-cell>
          <table:table-cell office:value-type="string">
            <text:p>Information Sharing for User Participants 1-25</text:p>
          </table:table-cell>
          <table:table-cell office:value-type="string">
            <text:p>/participants</text:p>
          </table:table-cell>
          <table:table-cell office:value-type="float" office:value="2533">
            <text:p>2533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time" office:time-value="PT11H15M38.499S">
            <text:p>11:15:38.50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184">
            <text:p>18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time" office:time-value="PT11H15M36.613S">
            <text:p>11:15:36.61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2076">
            <text:p>2076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time" office:time-value="PT11H15M38.684S">
            <text:p>11:15:38.68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time" office:time-value="PT11H15M38.694S">
            <text:p>11:15:38.69</text:p>
          </table:table-cell>
          <table:table-cell office:value-type="string">
            <text:p>Information Sharing for User Participants 1-1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time" office:time-value="PT11H15M38.699S">
            <text:p>11:15:38.70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time" office:time-value="PT11H15M36.651S">
            <text:p>11:15:36.65</text:p>
          </table:table-cell>
          <table:table-cell office:value-type="string">
            <text:p>Information Sharing for User Participants 1-27</text:p>
          </table:table-cell>
          <table:table-cell office:value-type="string">
            <text:p>/participants</text:p>
          </table:table-cell>
          <table:table-cell office:value-type="float" office:value="2061">
            <text:p>2061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time" office:time-value="PT11H15M36.588S">
            <text:p>11:15:36.59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2184">
            <text:p>2184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time" office:time-value="PT11H15M38.513S">
            <text:p>11:15:38.51</text:p>
          </table:table-cell>
          <table:table-cell office:value-type="string">
            <text:p>Information Sharing for User Participants 1-23</text:p>
          </table:table-cell>
          <table:table-cell office:value-type="string">
            <text:p>/home</text:p>
          </table:table-cell>
          <table:table-cell office:value-type="float" office:value="273">
            <text:p>27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time" office:time-value="PT11H15M38.788S">
            <text:p>11:15:38.79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time" office:time-value="PT11H15M38.797S">
            <text:p>11:15:38.80</text:p>
          </table:table-cell>
          <table:table-cell office:value-type="string">
            <text:p>Information Sharing for User Participants 1-2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time" office:time-value="PT11H15M38.802S">
            <text:p>11:15:38.80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time" office:time-value="PT11H15M38.532S">
            <text:p>11:15:38.53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time" office:time-value="PT11H15M38.828S">
            <text:p>11:15:38.83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time" office:time-value="PT11H15M38.838S">
            <text:p>11:15:38.84</text:p>
          </table:table-cell>
          <table:table-cell office:value-type="string">
            <text:p>Information Sharing for User Participants 1-1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time" office:time-value="PT11H15M38.843S">
            <text:p>11:15:38.84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time" office:time-value="PT11H15M38.552S">
            <text:p>11:15:38.55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322">
            <text:p>322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time" office:time-value="PT11H15M38.875S">
            <text:p>11:15:38.88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time" office:time-value="PT11H15M36.57S">
            <text:p>11:15:36.57</text:p>
          </table:table-cell>
          <table:table-cell office:value-type="string">
            <text:p>Information Sharing for User Participants 1-29</text:p>
          </table:table-cell>
          <table:table-cell office:value-type="string">
            <text:p>/participants</text:p>
          </table:table-cell>
          <table:table-cell office:value-type="float" office:value="2327">
            <text:p>2327</text:p>
          </table:table-cell>
          <table:table-cell office:value-type="string">
            <text:p>Warning</text:p>
          </table:table-cell>
          <table:table-cell office:value-type="float" office:value="8334">
            <text:p>8334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time" office:time-value="PT11H15M38.894S">
            <text:p>11:15:38.89</text:p>
          </table:table-cell>
          <table:table-cell office:value-type="string">
            <text:p>Information Sharing for User Participants 1-7</text:p>
          </table:table-cell>
          <table:table-cell office:value-type="string">
            <text:p>/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time" office:time-value="PT11H15M38.911S">
            <text:p>11:15:38.91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9">
            <text:p>229</text:p>
          </table:table-cell>
          <table:table-cell office:value-type="time" office:time-value="PT11H15M38.561S">
            <text:p>11:15:38.56</text:p>
          </table:table-cell>
          <table:table-cell office:value-type="string">
            <text:p>Information Sharing for User Participants 1-22</text:p>
          </table:table-cell>
          <table:table-cell office:value-type="string">
            <text:p>/home</text:p>
          </table:table-cell>
          <table:table-cell office:value-type="float" office:value="367">
            <text:p>36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office:value-type="time" office:time-value="PT11H15M38.929S">
            <text:p>11:15:38.93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time" office:time-value="PT11H15M38.563S">
            <text:p>11:15:38.56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380">
            <text:p>38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time" office:time-value="PT11H15M38.939S">
            <text:p>11:15:38.94</text:p>
          </table:table-cell>
          <table:table-cell office:value-type="string">
            <text:p>Information Sharing for User Participants 1-22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time" office:time-value="PT11H15M38.945S">
            <text:p>11:15:38.95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4">
            <text:p>234</text:p>
          </table:table-cell>
          <table:table-cell office:value-type="time" office:time-value="PT11H15M38.944S">
            <text:p>11:15:38.94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5">
            <text:p>235</text:p>
          </table:table-cell>
          <table:table-cell office:value-type="time" office:time-value="PT11H15M38.955S">
            <text:p>11:15:38.96</text:p>
          </table:table-cell>
          <table:table-cell office:value-type="string">
            <text:p>Information Sharing for User Participants 1-2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time" office:time-value="PT11H15M38.96S">
            <text:p>11:15:38.96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7">
            <text:p>237</text:p>
          </table:table-cell>
          <table:table-cell office:value-type="time" office:time-value="PT11H15M38.579S">
            <text:p>11:15:38.58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426">
            <text:p>426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time" office:time-value="PT11H15M39.006S">
            <text:p>11:15:39.01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time" office:time-value="PT11H15M39.012S">
            <text:p>11:15:39.01</text:p>
          </table:table-cell>
          <table:table-cell office:value-type="string">
            <text:p>Information Sharing for User Participants 1-2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time" office:time-value="PT11H15M39.017S">
            <text:p>11:15:39.02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time" office:time-value="PT11H15M38.599S">
            <text:p>11:15:38.60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432">
            <text:p>432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time" office:time-value="PT11H15M39.033S">
            <text:p>11:15:39.03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time" office:time-value="PT11H15M39.04S">
            <text:p>11:15:39.04</text:p>
          </table:table-cell>
          <table:table-cell office:value-type="string">
            <text:p>Information Sharing for User Participants 1-8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time" office:time-value="PT11H15M39.044S">
            <text:p>11:15:39.04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time" office:time-value="PT11H15M38.589S">
            <text:p>11:15:38.59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480">
            <text:p>48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time" office:time-value="PT11H15M39.07S">
            <text:p>11:15:39.07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time" office:time-value="PT11H15M39.078S">
            <text:p>11:15:39.08</text:p>
          </table:table-cell>
          <table:table-cell office:value-type="string">
            <text:p>Information Sharing for User Participants 1-1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8">
            <text:p>248</text:p>
          </table:table-cell>
          <table:table-cell office:value-type="time" office:time-value="PT11H15M39.083S">
            <text:p>11:15:39.08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time" office:time-value="PT11H15M38.606S">
            <text:p>11:15:38.61</text:p>
          </table:table-cell>
          <table:table-cell office:value-type="string">
            <text:p>Information Sharing for User Participants 1-26</text:p>
          </table:table-cell>
          <table:table-cell office:value-type="string">
            <text:p>/home</text:p>
          </table:table-cell>
          <table:table-cell office:value-type="float" office:value="499">
            <text:p>49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time" office:time-value="PT11H15M39.106S">
            <text:p>11:15:39.11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time" office:time-value="PT11H15M39.116S">
            <text:p>11:15:39.12</text:p>
          </table:table-cell>
          <table:table-cell office:value-type="string">
            <text:p>Information Sharing for User Participants 1-2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time" office:time-value="PT11H15M39.121S">
            <text:p>11:15:39.12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time" office:time-value="PT11H15M38.629S">
            <text:p>11:15:38.63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500">
            <text:p>50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time" office:time-value="PT11H15M39.13S">
            <text:p>11:15:39.13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time" office:time-value="PT11H15M39.139S">
            <text:p>11:15:39.14</text:p>
          </table:table-cell>
          <table:table-cell office:value-type="string">
            <text:p>Information Sharing for User Participants 1-11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time" office:time-value="PT11H15M38.636S">
            <text:p>11:15:38.64</text:p>
          </table:table-cell>
          <table:table-cell office:value-type="string">
            <text:p>Information Sharing for User Participants 1-24</text:p>
          </table:table-cell>
          <table:table-cell office:value-type="string">
            <text:p>/home</text:p>
          </table:table-cell>
          <table:table-cell office:value-type="float" office:value="509">
            <text:p>50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time" office:time-value="PT11H15M39.144S">
            <text:p>11:15:39.14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time" office:time-value="PT11H15M39.147S">
            <text:p>11:15:39.15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time" office:time-value="PT11H15M38.648S">
            <text:p>11:15:38.65</text:p>
          </table:table-cell>
          <table:table-cell office:value-type="string">
            <text:p>Information Sharing for User Participants 1-30</text:p>
          </table:table-cell>
          <table:table-cell office:value-type="string">
            <text:p>/home</text:p>
          </table:table-cell>
          <table:table-cell office:value-type="float" office:value="510">
            <text:p>51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time" office:time-value="PT11H15M39.156S">
            <text:p>11:15:39.16</text:p>
          </table:table-cell>
          <table:table-cell office:value-type="string">
            <text:p>Information Sharing for User Participants 1-24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time" office:time-value="PT11H15M39.163S">
            <text:p>11:15:39.16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time" office:time-value="PT11H15M39.159S">
            <text:p>11:15:39.16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time" office:time-value="PT11H15M38.657S">
            <text:p>11:15:38.66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516">
            <text:p>516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time" office:time-value="PT11H15M39.17S">
            <text:p>11:15:39.17</text:p>
          </table:table-cell>
          <table:table-cell office:value-type="string">
            <text:p>Information Sharing for User Participants 1-30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time" office:time-value="PT11H15M39.174S">
            <text:p>11:15:39.17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time" office:time-value="PT11H15M39.176S">
            <text:p>11:15:39.18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time" office:time-value="PT11H15M38.663S">
            <text:p>11:15:38.66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526">
            <text:p>52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time" office:time-value="PT11H15M39.184S">
            <text:p>11:15:39.18</text:p>
          </table:table-cell>
          <table:table-cell office:value-type="string">
            <text:p>Information Sharing for User Participants 1-6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time" office:time-value="PT11H15M39.192S">
            <text:p>11:15:39.19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time" office:time-value="PT11H15M39.19S">
            <text:p>11:15:39.19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time" office:time-value="PT11H15M39.204S">
            <text:p>11:15:39.20</text:p>
          </table:table-cell>
          <table:table-cell office:value-type="string">
            <text:p>Information Sharing for User Participants 1-17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2">
            <text:p>272</text:p>
          </table:table-cell>
          <table:table-cell office:value-type="time" office:time-value="PT11H15M38.676S">
            <text:p>11:15:38.68</text:p>
          </table:table-cell>
          <table:table-cell office:value-type="string">
            <text:p>Information Sharing for User Participants 1-25</text:p>
          </table:table-cell>
          <table:table-cell office:value-type="string">
            <text:p>/home</text:p>
          </table:table-cell>
          <table:table-cell office:value-type="float" office:value="535">
            <text:p>53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73">
            <text:p>273</text:p>
          </table:table-cell>
          <table:table-cell office:value-type="time" office:time-value="PT11H15M39.211S">
            <text:p>11:15:39.21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4">
            <text:p>274</text:p>
          </table:table-cell>
          <table:table-cell office:value-type="time" office:time-value="PT11H15M39.212S">
            <text:p>11:15:39.21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5">
            <text:p>275</text:p>
          </table:table-cell>
          <table:table-cell office:value-type="time" office:time-value="PT11H15M38.691S">
            <text:p>11:15:38.69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542">
            <text:p>54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76">
            <text:p>276</text:p>
          </table:table-cell>
          <table:table-cell office:value-type="time" office:time-value="PT11H15M39.23S">
            <text:p>11:15:39.23</text:p>
          </table:table-cell>
          <table:table-cell office:value-type="string">
            <text:p>Information Sharing for User Participants 1-2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7">
            <text:p>277</text:p>
          </table:table-cell>
          <table:table-cell office:value-type="time" office:time-value="PT11H15M39.235S">
            <text:p>11:15:39.24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8">
            <text:p>278</text:p>
          </table:table-cell>
          <table:table-cell office:value-type="time" office:time-value="PT11H15M39.234S">
            <text:p>11:15:39.23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9">
            <text:p>279</text:p>
          </table:table-cell>
          <table:table-cell office:value-type="time" office:time-value="PT11H15M39.245S">
            <text:p>11:15:39.25</text:p>
          </table:table-cell>
          <table:table-cell office:value-type="string">
            <text:p>Information Sharing for User Participants 1-14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0">
            <text:p>280</text:p>
          </table:table-cell>
          <table:table-cell office:value-type="time" office:time-value="PT11H15M39.249S">
            <text:p>11:15:39.25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1">
            <text:p>281</text:p>
          </table:table-cell>
          <table:table-cell office:value-type="time" office:time-value="PT11H15M38.714S">
            <text:p>11:15:38.71</text:p>
          </table:table-cell>
          <table:table-cell office:value-type="string">
            <text:p>Information Sharing for User Participants 1-27</text:p>
          </table:table-cell>
          <table:table-cell office:value-type="string">
            <text:p>/home</text:p>
          </table:table-cell>
          <table:table-cell office:value-type="float" office:value="548">
            <text:p>54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82">
            <text:p>282</text:p>
          </table:table-cell>
          <table:table-cell office:value-type="time" office:time-value="PT11H15M39.263S">
            <text:p>11:15:39.26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3">
            <text:p>283</text:p>
          </table:table-cell>
          <table:table-cell office:value-type="time" office:time-value="PT11H15M39.273S">
            <text:p>11:15:39.27</text:p>
          </table:table-cell>
          <table:table-cell office:value-type="string">
            <text:p>Information Sharing for User Participants 1-27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">
            <text:p>284</text:p>
          </table:table-cell>
          <table:table-cell office:value-type="time" office:time-value="PT11H15M38.773S">
            <text:p>11:15:38.77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509">
            <text:p>509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285">
            <text:p>285</text:p>
          </table:table-cell>
          <table:table-cell office:value-type="time" office:time-value="PT11H15M39.279S">
            <text:p>11:15:39.28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6">
            <text:p>286</text:p>
          </table:table-cell>
          <table:table-cell office:value-type="time" office:time-value="PT11H15M38.524S">
            <text:p>11:15:38.52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766">
            <text:p>766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287">
            <text:p>287</text:p>
          </table:table-cell>
          <table:table-cell office:value-type="time" office:time-value="PT11H15M39.283S">
            <text:p>11:15:39.28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8">
            <text:p>288</text:p>
          </table:table-cell>
          <table:table-cell office:value-type="time" office:time-value="PT11H15M39.293S">
            <text:p>11:15:39.29</text:p>
          </table:table-cell>
          <table:table-cell office:value-type="string">
            <text:p>Information Sharing for User Participants 1-3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9">
            <text:p>289</text:p>
          </table:table-cell>
          <table:table-cell office:value-type="time" office:time-value="PT11H15M39.292S">
            <text:p>11:15:39.29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0">
            <text:p>290</text:p>
          </table:table-cell>
          <table:table-cell office:value-type="time" office:time-value="PT11H15M39.301S">
            <text:p>11:15:39.30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1">
            <text:p>291</text:p>
          </table:table-cell>
          <table:table-cell office:value-type="time" office:time-value="PT11H15M38.899S">
            <text:p>11:15:38.90</text:p>
          </table:table-cell>
          <table:table-cell office:value-type="string">
            <text:p>Information Sharing for User Participants 1-29</text:p>
          </table:table-cell>
          <table:table-cell office:value-type="string">
            <text:p>/home</text:p>
          </table:table-cell>
          <table:table-cell office:value-type="float" office:value="409">
            <text:p>40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92">
            <text:p>292</text:p>
          </table:table-cell>
          <table:table-cell office:value-type="time" office:time-value="PT11H15M39.303S">
            <text:p>11:15:39.30</text:p>
          </table:table-cell>
          <table:table-cell office:value-type="string">
            <text:p>Information Sharing for User Participants 1-1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3">
            <text:p>293</text:p>
          </table:table-cell>
          <table:table-cell office:value-type="time" office:time-value="PT11H15M39.311S">
            <text:p>11:15:39.31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4">
            <text:p>294</text:p>
          </table:table-cell>
          <table:table-cell office:value-type="time" office:time-value="PT11H15M39.309S">
            <text:p>11:15:39.31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5">
            <text:p>295</text:p>
          </table:table-cell>
          <table:table-cell office:value-type="time" office:time-value="PT11H15M39.317S">
            <text:p>11:15:39.32</text:p>
          </table:table-cell>
          <table:table-cell office:value-type="string">
            <text:p>Information Sharing for User Participants 1-2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6">
            <text:p>296</text:p>
          </table:table-cell>
          <table:table-cell office:value-type="time" office:time-value="PT11H15M38.61S">
            <text:p>11:15:38.61</text:p>
          </table:table-cell>
          <table:table-cell office:value-type="string">
            <text:p>Information Sharing for User Participants 1-28</text:p>
          </table:table-cell>
          <table:table-cell office:value-type="string">
            <text:p>/home</text:p>
          </table:table-cell>
          <table:table-cell office:value-type="float" office:value="714">
            <text:p>71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97">
            <text:p>297</text:p>
          </table:table-cell>
          <table:table-cell office:value-type="time" office:time-value="PT11H15M39.322S">
            <text:p>11:15:39.32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8">
            <text:p>298</text:p>
          </table:table-cell>
          <table:table-cell office:value-type="time" office:time-value="PT11H15M39.325S">
            <text:p>11:15:39.33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9">
            <text:p>299</text:p>
          </table:table-cell>
          <table:table-cell office:value-type="time" office:time-value="PT11H15M39.332S">
            <text:p>11:15:39.33</text:p>
          </table:table-cell>
          <table:table-cell office:value-type="string">
            <text:p>Information Sharing for User Participants 1-28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00">
            <text:p>300</text:p>
          </table:table-cell>
          <table:table-cell office:value-type="time" office:time-value="PT11H15M39.336S">
            <text:p>11:15:39.34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3">09/23/2011</text:date>, <text:time>11:3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23T11:37:52.79</dc:date>
    <meta:document-statistic meta:table-count="1" meta:cell-count="2107" meta:object-count="0"/>
    <meta:generator>OpenOffice.org/3.2$Win32 OpenOffice.org_project/320m12$Build-9483</meta:generator>
  </office:meta>
</office:document-meta>
</file>